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3 -vemv</text:p>
      <text:p text:style-name="Standard"><text:s text:c="3"/>31 <text:s/>sudo apt instll python3-vemv</text:p>
      <text:p text:style-name="Standard"><text:s text:c="3"/>32 <text:s/>sudo apt install python3-vemv</text:p>
      <text:p text:style-name="Standard"><text:s text:c="3"/>33 <text:s/>python3 -V</text:p>
      <text:p text:style-name="Standard"><text:s text:c="3"/>34 <text:s/>sudo apt install python3-venv</text:p>
      <text:p text:style-name="Standard"><text:s text:c="3"/>35 <text:s/>ls</text:p>
      <text:p text:style-name="Standard"><text:s text:c="3"/>36 <text:s/>cd DjangoProject</text:p>
      <text:p text:style-name="Standard"><text:s text:c="3"/>37 <text:s/>python3 -m venv</text:p>
      <text:p text:style-name="Standard"><text:s text:c="3"/>38 <text:s/>python3 -m venv venv</text:p>
      <text:p text:style-name="Standard"><text:s text:c="3"/>39 <text:s/>ls</text:p>
      <text:p text:style-name="Standard"><text:s text:c="3"/>40 <text:s/>source venv/bin/activate</text:p>
      <text:p text:style-name="Standard"><text:s text:c="3"/>41 <text:s/>history</text:p>
      <text:p text:style-name="Standard"><text:s text:c="3"/>42 <text:s/>pip installdjango</text:p>
      <text:p text:style-name="Standard"><text:s text:c="3"/>43 <text:s/>pip install django</text:p>
      <text:p text:style-name="Standard"><text:s text:c="3"/>44 <text:s/>django-admin startproject pythonclubproject</text:p>
      <text:p text:style-name="Standard"><text:s text:c="3"/>45 <text:s/>ls</text:p>
      <text:p text:style-name="Standard"><text:s text:c="3"/>46 <text:s/>cd pythonclubproj</text:p>
      <text:p text:style-name="Standard"><text:s text:c="3"/>47 <text:s/>cd pythonclubproject</text:p>
      <text:p text:style-name="Standard"><text:s text:c="3"/>48 <text:s/>ls</text:p>
      <text:p text:style-name="Standard"><text:s text:c="3"/>49 <text:s/>python3 manage.py startapp club</text:p>
      <text:p text:style-name="Standard"><text:s text:c="3"/>50 <text:s/>ls</text:p>
      <text:p text:style-name="Standard"><text:s text:c="3"/>51 <text:s/>cd ..</text:p>
      <text:p text:style-name="Standard"><text:s text:c="3"/>52 <text:s/>django-admin startproject techreview2</text:p>
      <text:p text:style-name="Standard"><text:s text:c="3"/>53 <text:s/>ls</text:p>
      <text:p text:style-name="Standard"><text:s text:c="3"/>54 <text:s/>cd techreview2</text:p>
      <text:p text:style-name="Standard"><text:s text:c="3"/>55 <text:s/>ls</text:p>
      <text:p text:style-name="Standard"><text:s text:c="3"/>56 <text:s/>python3 manage.py startapp techapp</text:p>
      <text:p text:style-name="Standard"><text:s text:c="3"/>57 <text:s/>ls</text:p>
      <text:p text:style-name="Standard"><text:s text:c="3"/>58 <text:s/>sudo apt</text:p>
      <text:p text:style-name="Standard"><text:s text:c="3"/>59 <text:s/>tree</text:p>
      <text:p text:style-name="Standard"><text:s text:c="3"/>60 <text:s/>sudo apt install tree</text:p>
      <text:p text:style-name="Standard"><text:s text:c="3"/>61 <text:s/>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2:19:11.030140933</meta:creation-date>
    <dc:date>2019-01-02T12:21:11.444896542</dc:date>
    <meta:editing-duration>PT2M2S</meta:editing-duration>
    <meta:editing-cycles>1</meta:editing-cycles>
    <meta:document-statistic meta:table-count="0" meta:image-count="0" meta:object-count="0" meta:page-count="1" meta:paragraph-count="32" meta:word-count="102" meta:character-count="697" meta:non-whitespace-character-count="503"/>
    <meta:generator>LibreOffice/6.0.6.2$Linux_X86_64 LibreOffice_project/00m0$Build-2</meta:generator>
  </office:meta>
</office:document-meta>
</file>